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3B0F5D5CD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6.8374in" draw:z-index="0"><draw:image xlink:href="Pictures/100000010000039C000003B0F5D5CD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5:57:44.785838557</meta:creation-date>
    <dc:date>2025-04-13T15:58:19.776713538</dc:date>
    <meta:editing-duration>PT3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